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itle">
      <style:text-properties officeooo:rsid="001619dd" officeooo:paragraph-rsid="001619dd"/>
    </style:style>
    <style:style style:name="P2" style:family="paragraph" style:parent-style-name="Heading_20_2">
      <style:text-properties officeooo:rsid="00168efc" officeooo:paragraph-rsid="00168efc"/>
    </style:style>
    <style:style style:name="P3" style:family="paragraph" style:parent-style-name="Text_20_body">
      <style:text-properties officeooo:rsid="001619dd" officeooo:paragraph-rsid="001619dd"/>
    </style:style>
    <style:style style:name="P4" style:family="paragraph" style:parent-style-name="Text_20_body">
      <style:text-properties officeooo:rsid="00168efc" officeooo:paragraph-rsid="00168efc"/>
    </style:style>
    <style:style style:name="P5" style:family="paragraph" style:parent-style-name="Heading_20_1">
      <style:text-properties officeooo:rsid="00168efc" officeooo:paragraph-rsid="00168e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rkflow</text:p>
      <text:p text:style-name="P3"/>
      <text:h text:style-name="P5" text:outline-level="1">TAU2</text:h>
      <text:h text:style-name="P2" text:outline-level="2">Vereinfachungen</text:h>
      <text:h text:style-name="P5" text:outline-level="1">SIG2</text:h>
      <text:h text:style-name="P2" text:outline-level="2">Vereinfachungen</text:h>
      <text:h text:style-name="P2" text:outline-level="2">Geteiltes BK „CON“</text:h>
      <text:p text:style-name="P4">EV und BK</text:p>
      <text:h text:style-name="P5" text:outline-level="1">CONF</text:h>
      <text:h text:style-name="P2" text:outline-level="2">CrossChecks </text:h>
      <text:p text:style-name="P4">Ausgabe B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3:18:01.786872574</meta:creation-date>
    <dc:date>2020-08-18T13:36:19.645519617</dc:date>
    <meta:editing-duration>PT18M18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10" meta:word-count="15" meta:character-count="99" meta:non-whitespace-character-count="93"/>
  </office:meta>
</office:document-meta>
</file>